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Excel_32_Built-in_32_Comma" style:data-style-name="N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2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1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00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33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34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37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39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00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40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41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42" style:family="table-cell" style:parent-style-name="Excel_32_Built-in_32_Comma" style:data-style-name="N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8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7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8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9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/>
    </style:style>
    <style:style style:name="ce60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5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7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70" style:family="table-cell" style:parent-style-name="Default" style:data-style-name="N0">
      <style:table-cell-properties fo:border="thin solid #000000" fo:background-color="#FFFFFF"/>
    </style:style>
    <style:style style:name="ce71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2" style:family="table-cell" style:parent-style-name="Default" style:data-style-name="N0">
      <style:table-cell-properties fo:background-color="#FFFFFF"/>
    </style:style>
    <style:style style:name="ce73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6" style:family="table-cell" style:parent-style-name="Excel_32_Built-in_32_Comma" style:data-style-name="N38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00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8.0962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69">
            <text:p>LINKOTEL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table:number-columns-spanned="2" table:number-rows-spanned="1" table:style-name="ce70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69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71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69">
            <text:p>Cuentas Por Pagar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70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69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table:number-columns-spanned="2" table:number-rows-spanned="1" table:style-name="ce70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69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70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table:number-columns-spanned="11" table:number-rows-spanned="1" table:style-name="ce72"/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73">
            <text:p>Código</text:p>
          </table:table-cell>
          <table:table-cell office:value-type="string" table:number-columns-spanned="1" table:number-rows-spanned="2" table:style-name="ce74">
            <text:p>Cuenta</text:p>
          </table:table-cell>
          <table:table-cell office:value-type="string" table:number-columns-spanned="1" table:number-rows-spanned="2" table:style-name="ce74">
            <text:p>Referencia</text:p>
          </table:table-cell>
          <table:table-cell office:value-type="string" table:style-name="ce6">
            <text:p>Saldos contables al</text:p>
          </table:table-cell>
          <table:table-cell office:value-type="string" table:number-columns-spanned="2" table:number-rows-spanned="1" table:style-name="ce75">
            <text:p>Movimientos</text:p>
          </table:table-cell>
          <table:covered-table-cell/>
          <table:table-cell office:value-type="string" table:style-name="ce7">
            <text:p>Saldos auditados al</text:p>
          </table:table-cell>
          <table:table-cell office:value-type="string" table:number-columns-spanned="1" table:number-rows-spanned="2" table:style-name="ce73">
            <text:p>Código</text:p>
          </table:table-cell>
          <table:table-cell office:value-type="string" table:number-columns-spanned="1" table:number-rows-spanned="2" table:style-name="ce74">
            <text:p>Cuenta</text:p>
          </table:table-cell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76">
            <text:p>Variación</text:p>
          </table:table-cell>
          <table:table-cell table:number-columns-repeated="50" table:style-name="ce4"/>
          <table:table-cell table:number-columns-repeated="16323" table:style-name="ce8"/>
        </table:table-row>
        <table:table-row table:style-name="ro1">
          <table:covered-table-cell/>
          <table:covered-table-cell/>
          <table:covered-table-cell/>
          <table:table-cell office:value-type="date" office:date-value="2021-08-31T00:00:00" table:style-name="ce9">
            <text:p>31-ago-21</text:p>
          </table:table-cell>
          <table:table-cell office:value-type="string" table:style-name="ce9">
            <text:p>Débitos</text:p>
          </table:table-cell>
          <table:table-cell office:value-type="string" table:style-name="ce9">
            <text:p>Créditos</text:p>
          </table:table-cell>
          <table:table-cell office:value-type="date" office:date-value="2021-12-31T00:00:00" table:style-name="ce9">
            <text:p>31-dic-21</text:p>
          </table:table-cell>
          <table:covered-table-cell/>
          <table:covered-table-cell/>
          <table:table-cell office:value-type="date" office:date-value="2020-12-31T00:00:00" table:style-name="ce9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8"/>
        </table:table-row>
        <table:table-row table:style-name="ro1"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3"/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0"/>
          <table:table-cell office:value-type="string" table:style-name="ce21">
            <text:p>PROVEEDORES CORTO PLAZO</text:p>
          </table:table-cell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20"/>
          <table:table-cell office:value-type="string" table:style-name="ce21">
            <text:p>PROVEEDORES CORTO PLAZO</text:p>
          </table:table-cell>
          <table:table-cell table:style-name="ce27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2.1.01.01</text:p>
          </table:table-cell>
          <table:table-cell office:value-type="string" table:style-name="ce29">
            <text:p>Locales</text:p>
          </table:table-cell>
          <table:table-cell table:style-name="ce30"/>
          <table:table-cell office:value-type="float" office:value="10761.26" table:style-name="ce77">
            <office:annotation draw:style-name="a0" svg:x="5.46875in" svg:y="2.02083333333333in" svg:width="1.5in" svg:height="0.822916666666667in">
              <dc:creator>MARKGG</dc:creator>
              <text:p><text:span text:style-name="T2">Saldo inicial en septiembre es $64987,31</text:span></text:p>
              <text:p/>
            </office:annotation>
            <text:p>10.761</text:p>
          </table:table-cell>
          <table:table-cell office:value-type="float" office:value="228809.36" table:formula="of:=174583.31+54226.05" table:style-name="ce24">
            <text:p>228.809</text:p>
          </table:table-cell>
          <table:table-cell office:value-type="float" office:value="216108" table:formula="of:=111536.21+104571.79" table:style-name="ce31">
            <office:annotation draw:style-name="a1" svg:x="7.44791666666667in" svg:y="2.01041666666667in" svg:width="1.5in" svg:height="0.822916666666667in">
              <dc:creator>MARKGG</dc:creator>
              <text:p><text:span text:style-name="T1">Se añadió $104571,79 para cuadrar según mayor</text:span></text:p>
              <text:p><text:span text:style-name="T1"/></text:p>
              <text:p/>
            </office:annotation>
            <text:p>216.108</text:p>
          </table:table-cell>
          <table:table-cell office:value-type="float" office:value="-1940.0999999999767" table:formula="of:=[.D11]-[.E11]+[.F11]" table:style-name="ce26">
            <text:p>-1.940</text:p>
          </table:table-cell>
          <table:table-cell office:value-type="string" table:style-name="ce20">
            <text:p>2.1.01.01</text:p>
          </table:table-cell>
          <table:table-cell office:value-type="string" table:style-name="ce29">
            <text:p>Locales</text:p>
          </table:table-cell>
          <table:table-cell office:value-type="float" office:value="7825.76" table:style-name="ce25">
            <text:p>7.826</text:p>
          </table:table-cell>
          <table:table-cell office:value-type="float" office:value="-9765.8599999999769" table:formula="of:=+[.G11]-[.J11]" table:style-name="ce28">
            <text:p>-9.766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2.1.01.02</text:p>
          </table:table-cell>
          <table:table-cell office:value-type="string" table:style-name="ce29">
            <text:p>Exterior</text:p>
          </table:table-cell>
          <table:table-cell table:style-name="ce30"/>
          <table:table-cell office:value-type="float" office:value="0" table:style-name="ce25">
            <text:p>0</text:p>
          </table:table-cell>
          <table:table-cell office:value-type="float" office:value="9000" table:style-name="ce24">
            <text:p>9.000</text:p>
          </table:table-cell>
          <table:table-cell office:value-type="float" office:value="14205.9" table:style-name="ce25">
            <text:p>14.206</text:p>
          </table:table-cell>
          <table:table-cell office:value-type="float" office:value="5205.8999999999996" table:formula="of:=[.D12]-[.E12]+[.F12]" table:style-name="ce26">
            <text:p>5.206</text:p>
          </table:table-cell>
          <table:table-cell office:value-type="string" table:style-name="ce20">
            <text:p>2.1.01.02</text:p>
          </table:table-cell>
          <table:table-cell office:value-type="string" table:style-name="ce29">
            <text:p>Exterior</text:p>
          </table:table-cell>
          <table:table-cell office:value-type="float" office:value="0" table:style-name="ce25">
            <text:p>0</text:p>
          </table:table-cell>
          <table:table-cell office:value-type="float" office:value="5205.8999999999996" table:formula="of:=+[.G12]-[.J12]" table:style-name="ce28">
            <text:p>5.206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0"/>
          <table:table-cell table:style-name="ce32"/>
          <table:table-cell table:style-name="ce30"/>
          <table:table-cell table:style-name="ce25"/>
          <table:table-cell table:style-name="ce24"/>
          <table:table-cell table:style-name="ce25"/>
          <table:table-cell table:style-name="ce26"/>
          <table:table-cell table:style-name="ce20"/>
          <table:table-cell table:style-name="ce32"/>
          <table:table-cell table:style-name="ce25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0"/>
          <table:table-cell office:value-type="string" table:style-name="ce21">
            <text:p>DERECHOS Y CONCESIONES POR PAGAR</text:p>
          </table:table-cell>
          <table:table-cell table:style-name="ce30"/>
          <table:table-cell table:style-name="ce25"/>
          <table:table-cell table:style-name="ce24"/>
          <table:table-cell table:style-name="ce25"/>
          <table:table-cell table:style-name="ce26"/>
          <table:table-cell table:style-name="ce20"/>
          <table:table-cell office:value-type="string" table:style-name="ce21">
            <text:p>DERECHOS Y CONCESIONES POR PAGAR</text:p>
          </table:table-cell>
          <table:table-cell table:style-name="ce25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0">
            <text:p>2.1.01.04.01</text:p>
          </table:table-cell>
          <table:table-cell office:value-type="string" table:style-name="ce29">
            <text:p>Interconexiones por pagar</text:p>
          </table:table-cell>
          <table:table-cell table:style-name="ce30"/>
          <table:table-cell office:value-type="float" office:value="31403.3" table:style-name="ce25">
            <text:p>31.403</text:p>
          </table:table-cell>
          <table:table-cell office:value-type="float" office:value="62945.36" table:style-name="ce24">
            <text:p>62.945</text:p>
          </table:table-cell>
          <table:table-cell office:value-type="float" office:value="94277.06" table:style-name="ce31">
            <office:annotation draw:style-name="a2" svg:x="7.44791666666667in" svg:y="2.80208333333333in" svg:width="1.5in" svg:height="0.822916666666667in">
              <dc:creator>MARKGG</dc:creator>
              <text:p><text:span text:style-name="T1">Se sumó $62663,25 para cuadrar con mayor</text:span><text:span text:style-name="T1"/></text:p>
              <text:p><text:span text:style-name="T1"/></text:p>
              <text:p/>
            </office:annotation>
            <text:p>94.277</text:p>
          </table:table-cell>
          <table:table-cell office:value-type="float" office:value="71.600000000005821" table:formula="of:=[.D15]+[.E15]-[.F15]" table:style-name="ce26">
            <text:p>72</text:p>
          </table:table-cell>
          <table:table-cell office:value-type="string" table:style-name="ce20">
            <text:p>2.1.01.04.01</text:p>
          </table:table-cell>
          <table:table-cell office:value-type="string" table:style-name="ce29">
            <text:p>Interconexiones por pagar</text:p>
          </table:table-cell>
          <table:table-cell office:value-type="float" office:value="30220.74" table:style-name="ce25">
            <text:p>30.221</text:p>
          </table:table-cell>
          <table:table-cell office:value-type="float" office:value="-30149.139999999996" table:formula="of:=+[.G15]-[.J15]" table:style-name="ce28">
            <text:p>-30.149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0"/>
          <table:table-cell table:style-name="ce32"/>
          <table:table-cell table:style-name="ce30"/>
          <table:table-cell table:style-name="ce25"/>
          <table:table-cell table:style-name="ce24"/>
          <table:table-cell table:style-name="ce25"/>
          <table:table-cell table:style-name="ce26"/>
          <table:table-cell table:style-name="ce20"/>
          <table:table-cell table:style-name="ce32"/>
          <table:table-cell table:style-name="ce25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33"/>
          <table:table-cell office:value-type="string" table:style-name="ce34">
            <text:p>OTRAS CUENTAS POR PAGAR</text:p>
          </table:table-cell>
          <table:table-cell table:style-name="ce35"/>
          <table:table-cell table:number-columns-repeated="3" table:style-name="ce36"/>
          <table:table-cell table:style-name="ce26"/>
          <table:table-cell table:style-name="ce33"/>
          <table:table-cell office:value-type="string" table:style-name="ce34">
            <text:p>OTRAS CUENTAS POR PAGAR</text:p>
          </table:table-cell>
          <table:table-cell table:style-name="ce37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33">
            <text:p>2.5.01.01.B1003</text:p>
          </table:table-cell>
          <table:table-cell office:value-type="string" table:style-name="ce38">
            <text:p>Cliente no detectado Bco. Pichincha</text:p>
          </table:table-cell>
          <table:table-cell table:style-name="ce35"/>
          <table:table-cell office:value-type="float" office:value="841.75" table:style-name="ce36">
            <text:p>842</text:p>
          </table:table-cell>
          <table:table-cell office:value-type="float" office:value="75.69" table:style-name="ce39">
            <office:annotation draw:style-name="a3" svg:x="6.44791666666667in" svg:y="3.39583333333333in" svg:width="1.5in" svg:height="0.822916666666667in">
              <dc:creator>MARKGG</dc:creator>
              <text:p><text:span text:style-name="T1">Se añadió $75,69 para cuadrar con mayor</text:span><text:span text:style-name="T1"/></text:p>
              <text:p/>
            </office:annotation>
            <text:p>76</text:p>
          </table:table-cell>
          <table:table-cell office:value-type="float" office:value="37.94" table:style-name="ce36">
            <text:p>38</text:p>
          </table:table-cell>
          <table:table-cell office:value-type="float" office:value="879.5" table:formula="of:=[.D18]+[.E18]-[.F18]" table:style-name="ce26">
            <text:p>880</text:p>
          </table:table-cell>
          <table:table-cell office:value-type="string" table:style-name="ce33">
            <text:p>2.5.01.01.B1003</text:p>
          </table:table-cell>
          <table:table-cell office:value-type="string" table:style-name="ce38">
            <text:p>Cliente no detectado Bco. Pichincha</text:p>
          </table:table-cell>
          <table:table-cell office:value-type="float" office:value="554.47" table:style-name="ce36">
            <text:p>554</text:p>
          </table:table-cell>
          <table:table-cell office:value-type="float" office:value="325.02999999999997" table:formula="of:=+[.G18]-[.J18]" table:style-name="ce28">
            <text:p>325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33">
            <text:p>2.5.01.01.B1701</text:p>
          </table:table-cell>
          <table:table-cell office:value-type="string" table:style-name="ce38">
            <text:p>Cliente no detectado Bco. Guayaquil</text:p>
          </table:table-cell>
          <table:table-cell table:style-name="ce35"/>
          <table:table-cell office:value-type="float" office:value="430.83" table:style-name="ce36">
            <text:p>431</text:p>
          </table:table-cell>
          <table:table-cell office:value-type="float" office:value="29.94" table:style-name="ce39">
            <office:annotation draw:style-name="a4" svg:x="6.44791666666667in" svg:y="3.60416666666667in" svg:width="1.5in" svg:height="0.822916666666667in">
              <dc:creator>MARKGG</dc:creator>
              <text:p><text:span text:style-name="T1">Se añadió $ 29,94 para cuadrar según saldo final en mayor</text:span></text:p>
            </office:annotation>
            <text:p>30</text:p>
          </table:table-cell>
          <table:table-cell office:value-type="float" office:value="15.11" table:style-name="ce36">
            <text:p>15</text:p>
          </table:table-cell>
          <table:table-cell office:value-type="float" office:value="445.65999999999997" table:formula="of:=[.D19]+[.E19]-[.F19]" table:style-name="ce26">
            <text:p>446</text:p>
          </table:table-cell>
          <table:table-cell office:value-type="string" table:style-name="ce33">
            <text:p>2.5.01.01.B1701</text:p>
          </table:table-cell>
          <table:table-cell office:value-type="string" table:style-name="ce38">
            <text:p>Cliente no detectado Bco. Guayaquil</text:p>
          </table:table-cell>
          <table:table-cell office:value-type="float" office:value="348.55" table:style-name="ce36">
            <text:p>349</text:p>
          </table:table-cell>
          <table:table-cell office:value-type="float" office:value="97.109999999999957" table:formula="of:=+[.G19]-[.J19]" table:style-name="ce28">
            <text:p>97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33">
            <text:p>2.5.01.01.B3003</text:p>
          </table:table-cell>
          <table:table-cell office:value-type="string" table:style-name="ce38">
            <text:p>Cliente no detectado Bco. Pacifico</text:p>
          </table:table-cell>
          <table:table-cell table:style-name="ce35"/>
          <table:table-cell office:value-type="float" office:value="865.26" table:style-name="ce39">
            <office:annotation draw:style-name="a5" svg:x="5.46875in" svg:y="3.79166666666667in" svg:width="1.5in" svg:height="0.822916666666667in">
              <dc:creator>MARKGG</dc:creator>
              <text:p><text:span text:style-name="T1">Saldo inicial según mayor<text:s/></text:span><text:span text:style-name="T1"/></text:p>
              <text:p><text:span text:style-name="T1">$ 973,99</text:span><text:span text:style-name="T1"/></text:p>
              <text:p/>
            </office:annotation>
            <text:p>865</text:p>
          </table:table-cell>
          <table:table-cell office:value-type="float" office:value="310.72000000000003" table:style-name="ce39">
            <office:annotation draw:style-name="a6" svg:x="6.44791666666667in" svg:y="3.79166666666667in" svg:width="1.5in" svg:height="0.822916666666667in">
              <dc:creator>MARKGG</dc:creator>
              <text:p><text:span text:style-name="T1">Se añadió $ 310,72 para cuadrar según saldo final en mayor</text:span><text:span text:style-name="T1"/></text:p>
              <text:p/>
            </office:annotation>
            <text:p>311</text:p>
          </table:table-cell>
          <table:table-cell office:value-type="float" office:value="100.73" table:style-name="ce36">
            <text:p>101</text:p>
          </table:table-cell>
          <table:table-cell office:value-type="float" office:value="1075.25" table:formula="of:=[.D20]+[.E20]-[.F20]" table:style-name="ce26">
            <text:p>1.075</text:p>
          </table:table-cell>
          <table:table-cell office:value-type="string" table:style-name="ce33">
            <text:p>2.5.01.01.B3003</text:p>
          </table:table-cell>
          <table:table-cell office:value-type="string" table:style-name="ce38">
            <text:p>Cliente no detectado Bco. Pacifico</text:p>
          </table:table-cell>
          <table:table-cell office:value-type="float" office:value="825.71" table:style-name="ce36">
            <text:p>826</text:p>
          </table:table-cell>
          <table:table-cell office:value-type="float" office:value="249.53999999999996" table:formula="of:=+[.G20]-[.J20]" table:style-name="ce28">
            <text:p>25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33">
            <text:p>2.5.01.01.B3202</text:p>
          </table:table-cell>
          <table:table-cell office:value-type="string" table:style-name="ce38">
            <text:p>Cliente no Detectado Bco. Internacional</text:p>
          </table:table-cell>
          <table:table-cell table:style-name="ce35"/>
          <table:table-cell office:value-type="float" office:value="2.74" table:style-name="ce36">
            <text:p>3</text:p>
          </table:table-cell>
          <table:table-cell office:value-type="float" office:value="5.48" table:style-name="ce39">
            <office:annotation draw:style-name="a7" svg:x="6.44791666666667in" svg:y="4in" svg:width="1.5in" svg:height="0.822916666666667in">
              <dc:creator>MARKGG</dc:creator>
              <text:p><text:span text:style-name="T1">Se añadió $ 5,48 para cuadrar saldo final en mayor</text:span></text:p>
            </office:annotation>
            <text:p>5</text:p>
          </table:table-cell>
          <table:table-cell office:value-type="float" office:value="2.74" table:style-name="ce36">
            <text:p>3</text:p>
          </table:table-cell>
          <table:table-cell office:value-type="float" office:value="5.48" table:formula="of:=[.D21]+[.E21]-[.F21]" table:style-name="ce26">
            <text:p>5</text:p>
          </table:table-cell>
          <table:table-cell office:value-type="string" table:style-name="ce33">
            <text:p>2.5.01.01.B3202</text:p>
          </table:table-cell>
          <table:table-cell office:value-type="string" table:style-name="ce38">
            <text:p>Cliente no Detectado Bco. Internacional</text:p>
          </table:table-cell>
          <table:table-cell office:value-type="float" office:value="56.15" table:style-name="ce36">
            <text:p>56</text:p>
          </table:table-cell>
          <table:table-cell office:value-type="float" office:value="-50.67" table:formula="of:=+[.G21]-[.J21]" table:style-name="ce28">
            <text:p>-51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33">
            <text:p>2.5.01.01.B3601</text:p>
          </table:table-cell>
          <table:table-cell office:value-type="string" table:style-name="ce38">
            <text:p>Cliente no detectado Bco. Produbanco</text:p>
          </table:table-cell>
          <table:table-cell table:style-name="ce35"/>
          <table:table-cell office:value-type="float" office:value="571.04" table:style-name="ce39">
            <office:annotation draw:style-name="a8" svg:x="5.46875in" svg:y="4.19791666666667in" svg:width="1.5in" svg:height="0.822916666666667in">
              <dc:creator>MARKGG</dc:creator>
              <text:p><text:span text:style-name="T1">Saldo inicial $ 519,61 según mayor</text:span><text:span text:style-name="T1"/></text:p>
              <text:p/>
            </office:annotation>
            <text:p>571</text:p>
          </table:table-cell>
          <table:table-cell office:value-type="float" office:value="27.65" table:style-name="ce36">
            <text:p>28</text:p>
          </table:table-cell>
          <table:table-cell office:value-type="float" office:value="64.039999999999992" table:formula="of:=41.47+22.57" table:style-name="ce39">
            <office:annotation draw:style-name="a9" svg:x="7.44791666666667in" svg:y="4.19791666666667in" svg:width="1.5in" svg:height="0.822916666666667in">
              <dc:creator>MARKGG</dc:creator>
              <text:p><text:span text:style-name="T1">Se añadió $ 22,57 para cuadrar según saldo final en mayor</text:span><text:span text:style-name="T1"/></text:p>
              <text:p/>
            </office:annotation>
            <text:p>64</text:p>
          </table:table-cell>
          <table:table-cell office:value-type="float" office:value="534.65" table:formula="of:=[.D22]+[.E22]-[.F22]" table:style-name="ce26">
            <text:p>535</text:p>
          </table:table-cell>
          <table:table-cell office:value-type="string" table:style-name="ce33">
            <text:p>2.5.01.01.B3601</text:p>
          </table:table-cell>
          <table:table-cell office:value-type="string" table:style-name="ce38">
            <text:p>Cliente no detectado Bco. Produbanco</text:p>
          </table:table-cell>
          <table:table-cell office:value-type="float" office:value="450.17" table:style-name="ce36">
            <text:p>450</text:p>
          </table:table-cell>
          <table:table-cell office:value-type="float" office:value="84.479999999999961" table:formula="of:=+[.G22]-[.J22]" table:style-name="ce28">
            <text:p>84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33"/>
          <table:table-cell table:style-name="ce38"/>
          <table:table-cell table:style-name="ce35"/>
          <table:table-cell table:number-columns-repeated="3" table:style-name="ce36"/>
          <table:table-cell table:style-name="ce26"/>
          <table:table-cell table:style-name="ce33"/>
          <table:table-cell table:style-name="ce38"/>
          <table:table-cell table:style-name="ce36"/>
          <table:table-cell table:style-name="ce28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33">
            <text:p>2.5.02.01VAR01<text:s/></text:p>
          </table:table-cell>
          <table:table-cell office:value-type="string" table:style-name="ce40">
            <text:p>Ajustes</text:p>
          </table:table-cell>
          <table:table-cell table:style-name="ce35"/>
          <table:table-cell office:value-type="float" office:value="9.1199999999999992" table:style-name="ce36">
            <text:p>9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9.1199999999999992" table:formula="of:=[.D24]+[.E24]-[.F24]" table:style-name="ce26">
            <text:p>9</text:p>
          </table:table-cell>
          <table:table-cell office:value-type="string" table:style-name="ce33">
            <text:p>2.5.02.01VAR01<text:s/></text:p>
          </table:table-cell>
          <table:table-cell office:value-type="string" table:style-name="ce40">
            <text:p>Ajustes</text:p>
          </table:table-cell>
          <table:table-cell office:value-type="float" office:value="7.57" table:style-name="ce36">
            <text:p>8</text:p>
          </table:table-cell>
          <table:table-cell office:value-type="float" office:value="1.5499999999999989" table:formula="of:=+[.G24]-[.J24]" table:style-name="ce28">
            <text:p>2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41"/>
          <table:table-cell table:number-columns-repeated="2" table:style-name="ce35"/>
          <table:table-cell table:number-columns-repeated="3" table:style-name="ce36"/>
          <table:table-cell table:style-name="ce23"/>
          <table:table-cell table:style-name="ce33"/>
          <table:table-cell table:style-name="ce34"/>
          <table:table-cell table:style-name="ce37"/>
          <table:table-cell table:style-name="ce42"/>
          <table:table-cell table:number-columns-repeated="50" table:style-name="ce4"/>
          <table:table-cell table:number-columns-repeated="16323"/>
        </table:table-row>
        <table:table-row table:style-name="ro3">
          <table:table-cell table:style-name="ce43"/>
          <table:table-cell office:value-type="string" table:style-name="ce44">
            <text:p>Total</text:p>
          </table:table-cell>
          <table:table-cell table:style-name="ce44"/>
          <table:table-cell office:value-type="float" office:value="44885.3" table:formula="of:=SUM([.D9:.D25])" table:style-name="ce45">
            <text:p>44.885</text:p>
          </table:table-cell>
          <table:table-cell office:value-type="float" office:value="301204.19999999995" table:formula="of:=SUM([.E9:.E25])" table:style-name="ce45">
            <text:p>301.204</text:p>
          </table:table-cell>
          <table:table-cell office:value-type="float" office:value="324811.5199999999" table:formula="of:=SUM([.F9:.F25])" table:style-name="ce45">
            <text:p>324.812</text:p>
          </table:table-cell>
          <table:table-cell office:value-type="float" office:value="6287.0600000000277" table:formula="of:=SUM([.G9:.G25])" table:style-name="ce45">
            <text:p>6.287</text:p>
          </table:table-cell>
          <table:table-cell table:number-columns-repeated="2" table:style-name="ce45"/>
          <table:table-cell office:value-type="float" office:value="40289.120000000003" table:formula="of:=SUM([.J9:.J25])" table:style-name="ce45">
            <text:p>40.289</text:p>
          </table:table-cell>
          <table:table-cell office:value-type="float" office:value="-34002.059999999969" table:formula="of:=SUM([.K9:.K25])" table:style-name="ce46">
            <text:p>-34.002</text:p>
          </table:table-cell>
          <table:table-cell table:style-name="ce47"/>
          <table:table-cell table:number-columns-repeated="16372" table:style-name="ce48"/>
        </table:table-row>
        <table:table-row table:style-name="ro1">
          <table:table-cell table:number-columns-repeated="12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49"/>
          <table:table-cell office:value-type="string" table:style-name="ce50">
            <text:p>Saldo al</text:p>
          </table:table-cell>
          <table:table-cell office:value-type="string" table:style-name="ce51">
            <text:p>Saldo al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2">
            <text:p>Nota a los estados financieros:</text:p>
          </table:table-cell>
          <table:table-cell table:style-name="ce52"/>
          <table:table-cell office:value-type="date" office:date-value="2021-12-31T00:00:00" table:style-name="ce53">
            <text:p>31/12/2021</text:p>
          </table:table-cell>
          <table:table-cell office:value-type="date" office:date-value="2020-12-31T00:00:00" table:style-name="ce54">
            <text:p>31/12/2020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table:number-columns-repeated="2" table:style-name="ce55"/>
          <table:table-cell table:style-name="ce56"/>
          <table:table-cell table:style-name="ce57"/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8">
            <text:p>Proveedores</text:p>
          </table:table-cell>
          <table:table-cell table:style-name="ce58"/>
          <table:table-cell office:value-type="float" office:value="3265.8000000000229" table:formula="of:=SUM([.G10:.G13])" table:style-name="ce59">
            <text:p>3.266</text:p>
          </table:table-cell>
          <table:table-cell office:value-type="float" office:value="7825.76" table:formula="of:=SUM([.J10:.J13])" table:style-name="ce59">
            <text:p>7.826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8">
            <text:p>Derechos y Concesiones</text:p>
          </table:table-cell>
          <table:table-cell table:style-name="ce58"/>
          <table:table-cell office:value-type="float" office:value="71.600000000005821" table:formula="of:=SUM([.G14:.G16])" table:style-name="ce59">
            <text:p>72</text:p>
          </table:table-cell>
          <table:table-cell office:value-type="float" office:value="30220.74" table:formula="of:=SUM([.J14:.J16])" table:style-name="ce59">
            <text:p>30.221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1">
          <table:table-cell table:style-name="ce5"/>
          <table:table-cell office:value-type="string" table:style-name="ce58">
            <text:p>Otros</text:p>
          </table:table-cell>
          <table:table-cell table:style-name="ce58"/>
          <table:table-cell office:value-type="float" office:value="2949.66" table:formula="of:=SUM([.G17:.G25])" table:style-name="ce59">
            <text:p>2.950</text:p>
          </table:table-cell>
          <table:table-cell office:value-type="float" office:value="2242.6200000000003" table:formula="of:=SUM([.J17:.J25])" table:style-name="ce59">
            <text:p>2.243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table:number-columns-repeated="2" table:style-name="ce58"/>
          <table:table-cell table:number-columns-repeated="2" table:style-name="ce60"/>
          <table:table-cell table:number-columns-repeated="7" table:style-name="ce5"/>
          <table:table-cell table:number-columns-repeated="16372"/>
        </table:table-row>
        <table:table-row table:style-name="ro1">
          <table:table-cell table:style-name="ce5"/>
          <table:table-cell office:value-type="string" table:style-name="ce61">
            <text:p>Total</text:p>
          </table:table-cell>
          <table:table-cell table:style-name="ce62"/>
          <table:table-cell office:value-type="float" office:value="6287.0600000000286" table:formula="of:=+SUM([.D31:.D34])" table:style-name="ce45">
            <text:p>6.287</text:p>
          </table:table-cell>
          <table:table-cell office:value-type="float" office:value="40289.120000000003" table:formula="of:=+SUM([.E31:.E34])" table:style-name="ce45">
            <text:p>40.289</text:p>
          </table:table-cell>
          <table:table-cell table:number-columns-repeated="7" table:style-name="ce5"/>
          <table:table-cell table:number-columns-repeated="16372"/>
        </table:table-row>
        <table:table-row table:style-name="ro1">
          <table:table-cell table:number-columns-repeated="12" table:style-name="ce5"/>
          <table:table-cell table:number-columns-repeated="16372"/>
        </table:table-row>
        <table:table-row table:style-name="ro1">
          <table:table-cell office:value-type="string" table:style-name="ce63">
            <text:p>Fuente:</text:p>
          </table:table-cell>
          <table:table-cell table:number-columns-repeated="9" table:style-name="ce64"/>
          <table:table-cell table:style-name="ce65"/>
          <table:table-cell table:style-name="ce5"/>
          <table:table-cell table:number-columns-repeated="16372"/>
        </table:table-row>
        <table:table-row table:style-name="ro1">
          <table:table-cell office:value-type="string" table:style-name="ce66">
            <text:p>Estados Financieros de la compañía proporcionado por el cliente y mayores generales, para el año corriente</text:p>
          </table:table-cell>
          <table:table-cell table:number-columns-repeated="9" table:style-name="ce5"/>
          <table:table-cell table:style-name="ce67"/>
          <table:table-cell table:style-name="ce5"/>
          <table:table-cell table:number-columns-repeated="16372"/>
        </table:table-row>
        <table:table-row table:style-name="ro1">
          <table:table-cell office:value-type="string" table:style-name="ce66">
            <text:p>Nuestros papeles de trabajo y balance de comprobación del 2020 para el año anterior.</text:p>
          </table:table-cell>
          <table:table-cell table:number-columns-repeated="9" table:style-name="ce5"/>
          <table:table-cell table:style-name="ce67"/>
          <table:table-cell table:style-name="ce5"/>
          <table:table-cell table:number-columns-repeated="16372"/>
        </table:table-row>
        <table:table-row table:style-name="ro1">
          <table:table-cell table:style-name="ce66"/>
          <table:table-cell table:number-columns-repeated="9" table:style-name="ce5"/>
          <table:table-cell table:style-name="ce67"/>
          <table:table-cell table:style-name="ce5"/>
          <table:table-cell table:number-columns-repeated="16372"/>
        </table:table-row>
        <table:table-row table:style-name="ro1">
          <table:table-cell office:value-type="string" table:style-name="ce68">
            <text:p>Trabajo realizado:</text:p>
          </table:table-cell>
          <table:table-cell table:number-columns-repeated="9" table:style-name="ce5"/>
          <table:table-cell table:style-name="ce67"/>
          <table:table-cell table:style-name="ce5"/>
          <table:table-cell table:number-columns-repeated="16372"/>
        </table:table-row>
        <table:table-row table:number-rows-repeated="3" table:style-name="ro1">
          <table:table-cell table:style-name="ce66"/>
          <table:table-cell table:number-columns-repeated="9" table:style-name="ce5"/>
          <table:table-cell table:style-name="ce67"/>
          <table:table-cell table:style-name="ce5"/>
          <table:table-cell table:number-columns-repeated="16372"/>
        </table:table-row>
        <table:table-row table:style-name="ro1">
          <table:table-cell office:value-type="string" table:style-name="ce68">
            <text:p>Conclusiones:</text:p>
          </table:table-cell>
          <table:table-cell table:number-columns-repeated="9" table:style-name="ce5"/>
          <table:table-cell table:style-name="ce67"/>
          <table:table-cell table:style-name="ce5"/>
          <table:table-cell table:number-columns-repeated="16372"/>
        </table:table-row>
        <table:table-row table:number-rows-repeated="3" table:style-name="ro1">
          <table:table-cell table:number-columns-repeated="10" table:style-name="ce5"/>
          <table:table-cell table:style-name="ce67"/>
          <table:table-cell table:style-name="ce5"/>
          <table:table-cell table:number-columns-repeated="16372"/>
        </table:table-row>
        <table:table-row table:number-rows-repeated="4" table:style-name="ro1">
          <table:table-cell table:number-columns-repeated="12" table:style-name="ce5"/>
          <table:table-cell table:number-columns-repeated="16372"/>
        </table:table-row>
        <table:table-row table:number-rows-repeated="104852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percentage-style style:name="N37">
      <number:number number:decimal-places="2" number:min-integer-digits="1"/>
      <number:text> %</number:text>
    </number:percentage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percentage-style style:name="N40">
      <number:number number: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39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ra Macias</meta:initial-creator>
    <dc:creator>MARKGG</dc:creator>
    <meta:creation-date>2020-10-19T12:23:50Z</meta:creation-date>
    <dc:date>2022-04-11T21:30:02Z</dc:date>
    <meta:editing-cycles>8</meta:editing-cycles>
    <meta:editing-duration>PT5199S</meta:editing-duration>
  </office:meta>
</office:document-meta>
</file>